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7846c"/>
    </style:style>
    <style:style style:name="T2" style:family="text">
      <style:text-properties fo:font-weight="bold" style:font-weight-asian="bold" style:font-weight-complex="bold"/>
    </style:style>
    <style:style style:name="T3" style:family="text">
      <style:text-properties fo:font-weight="bold" officeooo:rsid="0007846c"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text:span text:style-name="T2"><text:s/></text:span><text:span text:style-name="T3">Documentation: 15-03-2024</text:span></text:p>
      <text:p text:style-name="Standard"><text:span text:style-name="T3"><text:s text:c="3"/>auth : Haddad Rafik LCS</text:span></text:p>
      <text:p text:style-name="Standard"><text:span text:style-name="T3"><text:s text:c="3"/>email: haddadrafik258@gmail.com</text:span></text:p>
      <text:p text:style-name="Standard"/>
      <text:p text:style-name="Standard">To set SIM profiles virtually on a Qualcomm Snapdragon 845 (SMD845) chipset, you typically need to interact with the Qualcomm modem through the Android framework. The process involves utilizing the Qualcomm QMI (Qualcomm MSM Interface) interface, which allows communication between the Android system and the Qualcomm modem.</text:p>
      <text:p text:style-name="Standard"/>
      <text:p text:style-name="Standard">However, direct access to QMI APIs is restricted for security and stability reasons. Therefore, OEMs provide higher-level APIs or interfaces to control modem functionalities. This means that the exact implementation may vary depending on the OEM's customization of the Android system.</text:p>
      <text:p text:style-name="Standard"/>
      <text:p text:style-name="Standard">Here's a high-level overview of how you might approach setting SIM profiles virtually on a device with a Snapdragon 845 chipset:</text:p>
      <text:p text:style-name="Standard"/>
      <text:p text:style-name="Standard">1. **Check Documentation**: Look for documentation provided by the device manufacturer or Qualcomm that describes how to interact with the modem on the specific device. This documentation may include information on proprietary APIs or interfaces provided by the OEM.</text:p>
      <text:p text:style-name="Standard"/>
      <text:p text:style-name="Standard">2. **Utilize Android APIs**: Check if the Android framework provides any APIs for managing SIM profiles or interacting with the modem. While direct access to QMI might not be available, the Android TelephonyManager or other relevant APIs might expose some functionality related to SIM profiles.</text:p>
      <text:p text:style-name="Standard"/>
      <text:p text:style-name="Standard">3. **Custom OEM APIs**: If the device manufacturer has provided custom APIs for managing modem functionality, utilize those APIs. These APIs might be specific to the OEM's implementation and can vary between different devices.</text:p>
      <text:p text:style-name="Standard"/>
      <text:p text:style-name="Standard">4. **System Integrator**: If you're working as a system integrator or with a device manufacturer, reach out to the OEM's support channels for assistance. They may provide guidance or support for implementing the desired functionality.</text:p>
      <text:p text:style-name="Standard"/>
      <text:p text:style-name="Standard">5. **Third-party Solutions**: In some cases, third-party solutions or libraries may provide the functionality you need. However, be cautious about using third-party solutions, as they may not be officially supported or may introduce security risks.</text:p>
      <text:p text:style-name="Standard"/>
      <text:p text:style-name="Standard">Without access to specific documentation or APIs for your device, it's challenging to provide detailed code examples. However, if you have access to the OEM's documentation or support channels, they should be able to provide guidance on how to achieve SIM profile management on the specific dev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7:33:30.742455315</meta:creation-date>
    <dc:date>2024-04-25T17:34:38.677453593</dc:date>
    <meta:editing-duration>PT1M8S</meta:editing-duration>
    <meta:editing-cycles>1</meta:editing-cycles>
    <meta:document-statistic meta:table-count="0" meta:image-count="0" meta:object-count="0" meta:page-count="1" meta:paragraph-count="12" meta:word-count="353" meta:character-count="2390" meta:non-whitespace-character-count="2040"/>
    <meta:generator>LibreOffice/7.3.7.2$Linux_X86_64 LibreOffice_project/30$Build-2</meta:generator>
  </office:meta>
</office:document-meta>
</file>